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47d146">
      <style:table-cell-properties fo:border-bottom="0.02mm solid #000000" fo:border-left="0.02mm solid #000000" fo:border-right="0.02mm solid #000000" fo:border-top="0.02mm solid #000000"/>
    </style:style>
    <style:style style:family="table-cell" style:name="a283fe0">
      <style:table-cell-properties fo:border-bottom="0.02mm solid #000000" fo:border-left="0.02mm solid #000000" fo:border-right="0.02mm solid #000000" fo:border-top="0.02mm solid #000000"/>
    </style:style>
    <style:style style:family="table-column" style:name="a391cc4">
      <style:table-column-properties style:column-width="56.75mm"/>
    </style:style>
    <style:style style:family="table" style:name="afdcff9" style:parent-style-name="TableGrid">
      <style:table-properties style:width="12.224cm" table:align="left"/>
    </style:style>
    <style:style style:family="table-column" style:name="ad97c4c">
      <style:table-column-properties style:column-width="8.74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fdcff9">
        <table:table-column table:number-columns-repeated="2" table:style-name="a391cc4"/>
        <table:table-column table:style-name="ad97c4c"/>
        <table:table-row>
          <table:table-cell table:style-name="a283fe0">
            <text:p>1</text:p>
          </table:table-cell>
          <table:table-cell table:style-name="a283fe0">
            <text:p>2</text:p>
          </table:table-cell>
          <table:table-cell table:style-name="a283fe0">
            <text:p>3</text:p>
          </table:table-cell>
        </table:table-row>
        <table:table-row>
          <table:table-cell table:style-name="a47d146"/>
          <table:table-cell table:style-name="a47d146"/>
          <table:table-cell table:style-name="a47d146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ike Henscheö</meta:initial-creator>
    <meta:creation-date>2013-11-05T07:06:19.9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9-07-23T14:10:59</dc:date>
    <meta:editing-cycles>3</meta:editing-cycles>
    <meta:editing-duration>PT0.731S</meta:editing-duration>
  </office:meta>
</office:document-meta>
</file>